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3.392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5">
      <style:table-cell-properties fo:padding="0.097cm" fo:border-left="0.002cm solid #000000" fo:border-right="none" fo:border-top="none" fo:border-bottom="0.002cm solid #000000"/>
    </style:style>
    <style:style style:name="Tableau1.E2" style:family="table-cell" style:data-style-name="N5">
      <style:table-cell-properties fo:padding="0.097cm" fo:border-left="0.002cm solid #000000" fo:border-right="0.002cm solid #000000" fo:border-top="none" fo:border-bottom="0.002cm solid #000000"/>
    </style:style>
    <style:style style:name="Tableau2" style:family="table">
      <style:table-properties style:width="16.96cm" table:align="margins"/>
    </style:style>
    <style:style style:name="Tableau2.A" style:family="table-column">
      <style:table-column-properties style:column-width="3.392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5">
      <style:table-cell-properties fo:padding="0.097cm" fo:border-left="0.002cm solid #000000" fo:border-right="none" fo:border-top="none" fo:border-bottom="0.002cm solid #000000"/>
    </style:style>
    <style:style style:name="Tableau2.E2" style:family="table-cell" style:data-style-name="N5">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0"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1"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2" style:family="paragraph" style:parent-style-name="Standard">
      <style:text-properties style:font-name="Calibri"/>
    </style:style>
    <style:style style:name="P13" style:family="paragraph" style:parent-style-name="Standard">
      <style:paragraph-properties fo:text-align="justify" style:justify-single-word="false"/>
      <style:text-properties style:font-name="Calibri"/>
    </style:style>
    <style:style style:name="P14" style:family="paragraph" style:parent-style-name="Standard">
      <style:paragraph-properties fo:text-align="justify" style:justify-single-word="false" style:text-autospace="none"/>
      <style:text-properties style:font-name="Calibri"/>
    </style:style>
    <style:style style:name="P15" style:family="paragraph" style:parent-style-name="Standard">
      <style:text-properties style:font-name="Calibri" fo:font-weight="normal" style:font-weight-asian="normal" style:font-weight-complex="normal"/>
    </style:style>
    <style:style style:name="P16"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7" style:family="paragraph" style:parent-style-name="Standard">
      <style:text-properties style:font-name="Calibri" fo:font-size="12pt" fo:font-style="normal" style:text-underline-style="none" style:font-name-asian="Calibri-Bold" style:font-size-asian="12pt" style:font-style-asian="normal" style:font-name-complex="Calibri-Bold" style:font-size-complex="12pt" style:font-style-complex="normal"/>
    </style:style>
    <style:style style:name="P18" style:family="paragraph" style:parent-style-name="Standard">
      <style:text-properties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9" style:family="paragraph" style:parent-style-name="Standard">
      <style:paragraph-properties fo:text-align="justify" style:justify-single-word="false"/>
      <style:text-properties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0" style:family="paragraph" style:parent-style-name="Standard">
      <style:paragraph-properties fo:text-align="justify" style:justify-single-word="false"/>
      <style:text-properties style:font-name="Calibri" fo:font-size="12pt" fo:font-style="normal" fo:font-weight="bold" style:font-name-asian="TTE1C28908t00" style:font-size-asian="12pt" style:font-style-asian="normal" style:font-weight-asian="bold" style:font-name-complex="TTE1C28908t00" style:font-size-complex="12pt" style:font-style-complex="normal" style:font-weight-complex="bold"/>
    </style:style>
    <style:style style:name="P21" style:family="paragraph" style:parent-style-name="Standard">
      <style:paragraph-properties fo:text-align="justify" style:justify-single-word="false"/>
      <style:text-properties style:font-name="Calibri"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3"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4"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5" style:family="paragraph" style:parent-style-name="Standard">
      <style:paragraph-properties fo:text-align="justify" style:justify-single-word="false" style:text-autospace="none"/>
    </style:style>
    <style:style style:name="P26" style:family="paragraph" style:parent-style-name="Standard">
      <style:paragraph-properties fo:line-height="100%"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28"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29"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Text_20_body">
      <style:paragraph-properties fo:margin-top="0cm" fo:margin-bottom="0cm" fo:line-height="100%" fo:text-align="justify" style:justify-single-word="false" style:text-autospace="none"/>
      <style:text-properties style:font-name="Calibri" fo:font-size="12pt"/>
    </style:style>
    <style:style style:name="P31" style:family="paragraph" style:parent-style-name="Standard">
      <style:paragraph-properties fo:margin-top="0cm" fo:margin-bottom="0cm" fo:line-height="100%" fo:text-align="justify" style:justify-single-word="false" style:text-autospace="none"/>
      <style:text-properties style:font-name="Calibri" fo:font-size="12pt" fo:font-weight="normal" style:font-weight-asian="normal" style:font-weight-complex="normal"/>
    </style:style>
    <style:style style:name="P32" style:family="paragraph" style:parent-style-name="Table_20_Contents">
      <style:paragraph-properties fo:text-align="end" style:justify-single-word="false"/>
      <style:text-properties style:font-name="Calibri"/>
    </style:style>
    <style:style style:name="P33" style:family="paragraph" style:parent-style-name="Table_20_Contents">
      <style:text-properties style:font-name="Calibri" fo:font-weight="bold" style:font-weight-asian="bold" style:font-weight-complex="bold"/>
    </style:style>
    <style:style style:name="P34" style:family="paragraph" style:parent-style-name="Table_20_Contents">
      <style:paragraph-properties fo:text-align="center" style:justify-single-word="false"/>
      <style:text-properties style:font-name="Calibri" fo:font-weight="bold" style:font-weight-asian="bold" style:font-weight-complex="bold"/>
    </style:style>
    <style:style style:name="P35"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6"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37" style:family="paragraph" style:parent-style-name="Standard" style:list-style-name="L2">
      <style:paragraph-properties style:text-autospace="none"/>
      <style:text-properties style:font-name="Calibri"/>
    </style:style>
    <style:style style:name="P38" style:family="paragraph" style:parent-style-name="Standard" style:list-style-name="L3">
      <style:paragraph-properties fo:text-align="justify" style:justify-single-word="false"/>
      <style:text-properties style:font-name="Calibri" fo:font-style="normal" style:text-underline-style="none" fo:font-weight="normal" style:font-style-asian="normal" style:font-weight-asian="normal" style:font-style-complex="normal" style:font-weight-complex="normal"/>
    </style:style>
    <style:style style:name="P39" style:family="paragraph" style:parent-style-name="Standard" style:list-style-name="L4">
      <style:paragraph-properties fo:text-align="justify" style:justify-single-word="false" style:text-autospace="none"/>
      <style:text-properties style:font-name="Calibri" fo:font-weight="normal" style:font-weight-asian="normal" style:font-weight-complex="normal"/>
    </style:style>
    <style:style style:name="P40" style:family="paragraph" style:parent-style-name="Standard" style:list-style-name="L5">
      <style:paragraph-properties fo:text-align="justify" style:justify-single-word="false" style:text-autospace="none"/>
      <style:text-properties style:font-name="Calibri" fo:font-weight="normal" style:font-weight-asian="normal" style:font-weight-complex="normal"/>
    </style:style>
    <style:style style:name="P41" style:family="paragraph" style:parent-style-name="Standard" style:list-style-name="L7">
      <style:paragraph-properties fo:text-align="justify" style:justify-single-word="false" style:text-autospace="none"/>
      <style:text-properties style:font-name="Calibri" fo:font-weight="normal" style:font-weight-asian="normal" style:font-weight-complex="normal"/>
    </style:style>
    <style:style style:name="P42"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3" style:family="paragraph" style:parent-style-name="Standard" style:list-style-name="L6">
      <style:paragraph-properties fo:margin-left="0.026cm" fo:margin-right="0cm" fo:text-align="justify" style:justify-single-word="false" fo:text-indent="0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44" style:family="paragraph" style:parent-style-name="Standard" style:list-style-name="L6">
      <style:paragraph-properties fo:margin-left="0.026cm" fo:margin-right="0cm" fo:text-align="justify" style:justify-single-word="false" fo:text-indent="0cm" style:auto-text-indent="false" style:text-autospace="none">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fo:font-style="normal" style:text-underline-style="none" fo:font-weight="bold" style:font-style-asian="normal" style:font-weight-asian="bold" style:font-style-complex="normal" style:font-weight-complex="bold"/>
    </style:style>
    <style:style style:name="T4" style:family="text">
      <style:text-properties fo:color="#000000" style:font-name="Calibri" fo:font-size="12pt" fo:font-style="normal" style:text-underline-style="none" fo:font-weight="bold" style:font-name-asian="TTE1C28908t00" style:font-size-asian="12pt" style:font-style-asian="normal" style:font-weight-asian="normal" style:font-name-complex="TTE1C28908t00" style:font-size-complex="12pt" style:font-style-complex="normal" style:font-weight-complex="bold"/>
    </style:style>
    <style:style style:name="T5" style:family="text">
      <style:text-properties fo:color="#000000" style:font-name="Calibri" fo:font-size="12pt" fo:font-style="normal" style:text-underline-style="none" fo:font-weight="bold" style:font-name-asian="TTE1C28908t00" style:font-size-asian="12pt" style:font-style-asian="normal" style:font-name-complex="TTE1C28908t00" style:font-size-complex="12pt" style:font-style-complex="normal" style:font-weight-complex="bold"/>
    </style:style>
    <style:style style:name="T6" style:family="text">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T7" style:family="text">
      <style:text-properties style:text-position="super 5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5">
      <number:number number:decimal-places="2"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27">Nombre d’exprimés : <text:s/>11</text:p>
      <text:p text:style-name="P27"><text:s/><text:tab/><text:tab/><text:tab/><text:tab/><text:tab/><text:tab/><text:tab/><text:tab/><text:tab/><text:span text:style-name="T2">Séance du jeudi 12 avril 2012</text:span></text:p>
      <text:p text:style-name="P27"><text:span text:style-name="T2">Date de la convocation </text:span>:</text:p>
      <text:p text:style-name="P27">06 avril 2012</text:p>
      <text:p text:style-name="P28">--------------------------------</text:p>
      <text:p text:style-name="P2">L’an deux mil douze le douze avril à dix huit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mes ULIVI, ROQUIN, DENIS, MORLEC, GENTILHOMME, FRANCSECAT, Ms. GOHIER, PADIOLLEAU, GALLIMANT, DEROGIS.</text:p>
      <text:p text:style-name="P2"><text:span text:style-name="T2">Pouvoirs</text:span>: M. ADUMEAU à Mme ULIVI</text:p>
      <text:p text:style-name="P2">Absents : Ms. RONCIER, MORLEC</text:p>
      <text:p text:style-name="P2"/>
      <text:p text:style-name="P2">Mme Chantal MORLEC a été élue secrétaire de séance.</text:p>
      <text:p text:style-name="P2"/>
      <text:p text:style-name="P2">Ordre du jour :</text:p>
      <text:list xml:id="list38319326" text:style-name="L1">
        <text:list-item>
          <text:list>
            <text:list-item>
              <text:p text:style-name="P42">vote des comptes administratifs : commune, assainissement</text:p>
            </text:list-item>
            <text:list-item>
              <text:p text:style-name="P42">vote des comptes de gestion : commune, assainissement</text:p>
            </text:list-item>
            <text:list-item>
              <text:p text:style-name="P42">vote des taux d'imposition directe</text:p>
            </text:list-item>
            <text:list-item>
              <text:p text:style-name="P42">vote du budget primitif 2012 pour la commune </text:p>
            </text:list-item>
            <text:list-item>
              <text:p text:style-name="P42">vote du budget primitif 2012 pour le service assainissement</text:p>
            </text:list-item>
            <text:list-item>
              <text:p text:style-name="P42">ouverture d'un poste de rédacteur territorial à temps complet</text:p>
            </text:list-item>
            <text:list-item>
              <text:p text:style-name="P42">désignation d'un délégué du Comité Nation d'Action Sociale (CNAS)</text:p>
            </text:list-item>
            <text:list-item>
              <text:p text:style-name="P42">achat des parcelles B635 et B638</text:p>
            </text:list-item>
            <text:list-item>
              <text:p text:style-name="P42">choix d'un maître d’œuvre pour l’extension de la station d'épuration</text:p>
            </text:list-item>
            <text:list-item>
              <text:p text:style-name="P42">questions diverses</text:p>
            </text:list-item>
          </text:list>
        </text:list-item>
      </text:list>
      <text:p text:style-name="P29">--------------------------------</text:p>
      <text:p text:style-name="P35">Le Conseil adopte le compte-rendu de la dernière réunion.</text:p>
      <text:p text:style-name="P35"/>
      <text:p text:style-name="P12"><text:span text:style-name="T1">1) </text:span><text:span text:style-name="T3">vote du compte administratif de la commune</text:span></text:p>
      <text:p text:style-name="P14">Monsieur le Maire présente le compte administratif 2010 de la commune aux membres du Conseil Municipal en précisant qu'il est conforme au compte de gestion fourni par le Trésorier Principal.</text:p>
      <text:p text:style-name="P14">Le résultat de l'exercice est le suivant :</text:p>
      <table:table table:name="Tableau1" table:style-name="Tableau1">
        <table:table-column table:style-name="Tableau1.A" table:number-columns-repeated="5"/>
        <table:table-row>
          <table:table-cell table:style-name="Tableau1.A1" office:value-type="string">
            <text:p text:style-name="P34"/>
          </table:table-cell>
          <table:table-cell table:style-name="Tableau1.A1" office:value-type="string">
            <text:p text:style-name="P34">Dépenses</text:p>
          </table:table-cell>
          <table:table-cell table:style-name="Tableau1.A1" office:value-type="string">
            <text:p text:style-name="P34">Recettes</text:p>
          </table:table-cell>
          <table:table-cell table:style-name="Tableau1.A1" office:value-type="string">
            <text:p text:style-name="P34">Solde résultat N-1</text:p>
          </table:table-cell>
          <table:table-cell table:style-name="Tableau1.E1" office:value-type="string">
            <text:p text:style-name="P34">Résultat</text:p>
          </table:table-cell>
        </table:table-row>
        <table:table-row>
          <table:table-cell table:style-name="Tableau1.A2" office:value-type="string">
            <text:p text:style-name="P33">Fonctionnement</text:p>
          </table:table-cell>
          <table:table-cell table:style-name="Tableau1.B2" office:value-type="float" office:value="420298.48">
            <text:p text:style-name="P32">420 298,48</text:p>
          </table:table-cell>
          <table:table-cell table:style-name="Tableau1.B2" office:value-type="float" office:value="511977.63">
            <text:p text:style-name="P32">511 977,63</text:p>
          </table:table-cell>
          <table:table-cell table:style-name="Tableau1.B2" office:value-type="float" office:value="1731.13">
            <text:p text:style-name="P32">1 731,13</text:p>
          </table:table-cell>
          <table:table-cell table:style-name="Tableau1.E2" office:value-type="float" office:value="93410.28">
            <text:p text:style-name="P32">93 410,28</text:p>
          </table:table-cell>
        </table:table-row>
        <table:table-row>
          <table:table-cell table:style-name="Tableau1.A2" office:value-type="string">
            <text:p text:style-name="P33">Investissement</text:p>
          </table:table-cell>
          <table:table-cell table:style-name="Tableau1.B2" office:value-type="float" office:value="216199.46">
            <text:p text:style-name="P32">216 199,46</text:p>
          </table:table-cell>
          <table:table-cell table:style-name="Tableau1.B2" office:value-type="float" office:value="142251.36">
            <text:p text:style-name="P32">142 251,36</text:p>
          </table:table-cell>
          <table:table-cell table:style-name="Tableau1.B2" office:value-type="float" office:value="16065.66">
            <text:p text:style-name="P32">16 065,66</text:p>
          </table:table-cell>
          <table:table-cell table:style-name="Tableau1.E2" office:value-type="float" office:value="-57882.44">
            <text:p text:style-name="P32">-57 882,44</text:p>
          </table:table-cell>
        </table:table-row>
        <table:table-row>
          <table:table-cell table:style-name="Tableau1.A2" office:value-type="string">
            <text:p text:style-name="P33">TOTAL</text:p>
          </table:table-cell>
          <table:table-cell table:style-name="Tableau1.B2" office:value-type="float" office:value="636497.94">
            <text:p text:style-name="P32">636 497,94</text:p>
          </table:table-cell>
          <table:table-cell table:style-name="Tableau1.B2" office:value-type="float" office:value="654228.99">
            <text:p text:style-name="P32">654 228,99</text:p>
          </table:table-cell>
          <table:table-cell table:style-name="Tableau1.B2" office:value-type="float" office:value="17796.79">
            <text:p text:style-name="P32">17 796,79</text:p>
          </table:table-cell>
          <table:table-cell table:style-name="Tableau1.E2" office:value-type="float" office:value="35527.84">
            <text:p text:style-name="P32">35 527,84</text:p>
          </table:table-cell>
        </table:table-row>
      </table:table>
      <text:list xml:id="list38329838" text:style-name="L2">
        <text:list-header>
          <text:p text:style-name="P37"/>
        </text:list-header>
      </text:list>
      <text:p text:style-name="P16">Avant de procéder au vote du compte administratif et en application de l'article L.2121-14 du Code Général des Collectivités Territoriales, le Conseil désigne un Président de Séance et M. le Maire se retire. </text:p>
      <text:p text:style-name="P16">Mme ULIVI est désignée pour présider lors du vote du Compte Administratif.</text:p>
      <text:p text:style-name="P16"><text:soft-page-break/>A l'unanimité, le Compte Administratif est adopté.</text:p>
      <text:p text:style-name="P16"/>
      <text:p text:style-name="P12"><text:span text:style-name="T1">2) </text:span><text:span text:style-name="T3">vote du compte administratif du service assainissement</text:span></text:p>
      <text:p text:style-name="P14">Monsieur le Maire présente le compte administratif 2010 du service assainissement aux membres du Conseil Municipal en précisant qu'il est conforme au compte de gestion fourni par le Trésorier Principal.</text:p>
      <text:p text:style-name="P14">Le résultat de l'exercice est le suivant :</text:p>
      <table:table table:name="Tableau2" table:style-name="Tableau2">
        <table:table-column table:style-name="Tableau2.A" table:number-columns-repeated="5"/>
        <table:table-row>
          <table:table-cell table:style-name="Tableau2.A1" office:value-type="string">
            <text:p text:style-name="P34"/>
          </table:table-cell>
          <table:table-cell table:style-name="Tableau2.A1" office:value-type="string">
            <text:p text:style-name="P34">Dépenses</text:p>
          </table:table-cell>
          <table:table-cell table:style-name="Tableau2.A1" office:value-type="string">
            <text:p text:style-name="P34">Recettes</text:p>
          </table:table-cell>
          <table:table-cell table:style-name="Tableau2.A1" office:value-type="string">
            <text:p text:style-name="P34">Solde résultat N-1</text:p>
          </table:table-cell>
          <table:table-cell table:style-name="Tableau2.E1" office:value-type="string">
            <text:p text:style-name="P34">Résultat</text:p>
          </table:table-cell>
        </table:table-row>
        <table:table-row>
          <table:table-cell table:style-name="Tableau2.A2" office:value-type="string">
            <text:p text:style-name="P33">Fonctionnement</text:p>
          </table:table-cell>
          <table:table-cell table:style-name="Tableau2.B2" office:value-type="float" office:value="42544.58">
            <text:p text:style-name="P32">42 544,58</text:p>
          </table:table-cell>
          <table:table-cell table:style-name="Tableau2.B2" office:value-type="float" office:value="73175.95">
            <text:p text:style-name="P32">73 175,95</text:p>
          </table:table-cell>
          <table:table-cell table:style-name="Tableau2.B2" office:value-type="float" office:value="72934.87">
            <text:p text:style-name="P32">72 934,87</text:p>
          </table:table-cell>
          <table:table-cell table:style-name="Tableau2.E2" office:value-type="float" office:value="103566.24">
            <text:p text:style-name="P32">103 566,24</text:p>
          </table:table-cell>
        </table:table-row>
        <table:table-row>
          <table:table-cell table:style-name="Tableau2.A2" office:value-type="string">
            <text:p text:style-name="P33">Investissement</text:p>
          </table:table-cell>
          <table:table-cell table:style-name="Tableau2.B2" office:value-type="float" office:value="32704.67">
            <text:p text:style-name="P32">32 704,67</text:p>
          </table:table-cell>
          <table:table-cell table:style-name="Tableau2.B2" office:value-type="float" office:value="28115.8">
            <text:p text:style-name="P32">28 115,80</text:p>
          </table:table-cell>
          <table:table-cell table:style-name="Tableau2.B2" office:value-type="float" office:value="-11115.66">
            <text:p text:style-name="P32">-11 115,66</text:p>
          </table:table-cell>
          <table:table-cell table:style-name="Tableau2.E2" office:value-type="float" office:value="-15704.53">
            <text:p text:style-name="P32">-15 704,53</text:p>
          </table:table-cell>
        </table:table-row>
        <table:table-row>
          <table:table-cell table:style-name="Tableau2.A2" office:value-type="string">
            <text:p text:style-name="P33">TOTAL</text:p>
          </table:table-cell>
          <table:table-cell table:style-name="Tableau2.B2" office:value-type="float" office:value="75249.25">
            <text:p text:style-name="P32">75 249,25</text:p>
          </table:table-cell>
          <table:table-cell table:style-name="Tableau2.B2" office:value-type="float" office:value="101291.75">
            <text:p text:style-name="P32">101 291,75</text:p>
          </table:table-cell>
          <table:table-cell table:style-name="Tableau2.B2" office:value-type="float" office:value="61819.21">
            <text:p text:style-name="P32">61 819,21</text:p>
          </table:table-cell>
          <table:table-cell table:style-name="Tableau2.E2" office:value-type="float" office:value="87861.71">
            <text:p text:style-name="P32">87 861,71</text:p>
          </table:table-cell>
        </table:table-row>
      </table:table>
      <text:p text:style-name="P14"/>
      <text:p text:style-name="P14">Avant de procéder au vote du compte administratif et en application de l'article L.2121-14 du Code Général des Collectivités Territoriales, le Conseil désigne un Président de séance et M. le Maire se retire. </text:p>
      <text:p text:style-name="P16">Mme ULIVI est désignée pour présider lors du vote du Compte Administratif.</text:p>
      <text:p text:style-name="P16">A l'unanimité, le Compte Administratif est adopté.</text:p>
      <text:p text:style-name="P14"/>
      <text:p text:style-name="P11">3) Vote du compte de gestion de la commune</text:p>
      <text:p text:style-name="P8">Monsieur le Maire informe l'assemblée municipale que l'exécution des dépenses et des recettes relatives à l'exercice 2011 a été réalisée par le Trésorier Principal d'Amboise et que le compte de gestion établi par ce dernier est conforme au compte administratif de la Commune. Monsieur le Maire précise que le Trésorier a transmis à la commune son compte de gestion avant le 1er juin comme la loi lui en fait l'obligation.</text:p>
      <text:p text:style-name="P8">Considérant l'identité de valeur entre les écritures du compte administratif du Maire et du compte de gestion du receveur, Monsieur le Maire propose d'adopter le Compte de gestion pour l'exercice 2011 dont les écritures sont conformes à celles du comptes administratif pour le même exercice. </text:p>
      <text:p text:style-name="P8">A l'unanimité, le compte de gestion de la commune établi par le Trésorier Principal est adopté. </text:p>
      <text:p text:style-name="P14"/>
      <text:p text:style-name="P11">4) Vote du compte de gestion du budget assainissement</text:p>
      <text:p text:style-name="P8">Monsieur le Maire informe l'assemblée municipale que l'exécution des dépenses et des recettes relatives à l'exercice 2011 a été réalisée par le Trésorier Principal d'Amboise et que le compte de gestion établi par ce dernier est conforme au compte administratif du service Assainissement. Monsieur le Maire précise que le Trésorier a transmis à la commune le compte de gestion du service assainissement avant le 1er juin comme la loi lui en fait l'obligation.</text:p>
      <text:p text:style-name="P8">Considérant l'identité de valeur entre les écritures du compte administratif du Maire et du compte de gestion du receveur, Monsieur le Maire propose d'adopter le Compte de gestion du budget assainissement pour l'exercice 2011 dont les écritures sont conformes à celles du compte administratif pour le même exercice.</text:p>
      <text:p text:style-name="P8">A l'unanimité, le compte de gestion du budget assainissement établi par le Trésorier Principal est adopté.</text:p>
      <text:p text:style-name="P14"/>
      <text:p text:style-name="P10">5) Vote des taxes directes locales pour l'année 2012</text:p>
      <text:p text:style-name="P21">Monsieur le Maire après avoir expliqué aux membres du Conseil Municipal le calcul des taxes locales, propose que la part locale des taux d'impositions reste égale à ceux de 2011 soit :</text:p>
      <text:list xml:id="list38332705" text:style-name="L3">
        <text:list-item>
          <text:p text:style-name="P38">Taxe d'habitation : 14,76 %</text:p>
        </text:list-item>
        <text:list-item>
          <text:p text:style-name="P38">Taxe foncière sur le bâti : 15,39 %</text:p>
        </text:list-item>
        <text:list-item>
          <text:p text:style-name="P38">Taxe foncière sur le non bâti : 39,96 % </text:p>
        </text:list-item>
        <text:list-item>
          <text:p text:style-name="P38">soit un total du produit fiscal attendu de 174 102,00€</text:p>
        </text:list-item>
      </text:list>
      <text:p text:style-name="P21"><text:soft-page-break/></text:p>
      <text:p text:style-name="P31">Après en avoir délibéré, le Conseil Municipal, accepte à l'unanimité que la part locale des taux d'impositions reste égale à ceux de 2011 soit : Taxe d'habitation : 14,76 %, Taxe foncière sur le bâti : 15,39 %, Taxe foncière sur le non bâti : 39,96 %, soit un total du produit fiscal attendu de <text:s text:c="17"/>174 102,00€.</text:p>
      <text:p text:style-name="P30"/>
      <text:p text:style-name="P25"><text:span text:style-name="T4">6) </text:span><text:span text:style-name="T6">Vote du budget primitif 2012 de la Commune</text:span></text:p>
      <text:p text:style-name="P16">Le Conseil Municipal étudie le budget primitif 2012 de la commune équilibré :</text:p>
      <text:list xml:id="list38308452" text:style-name="L4">
        <text:list-item>
          <text:p text:style-name="P39">en dépenses et recettes de fonctionnement à 504 386,05€</text:p>
        </text:list-item>
      </text:list>
      <text:list xml:id="list38313023" text:style-name="L5">
        <text:list-item>
          <text:p text:style-name="P40">en dépenses et recettes d'investissement à 371 942,14€</text:p>
        </text:list-item>
      </text:list>
      <text:p text:style-name="P15">après avoir affecté le résultat de fonctionnement de 559,05€ en section de fonctionnement et de -57 901,33€ en section d'investissement.</text:p>
      <text:p text:style-name="P15"/>
      <text:p text:style-name="P8">Après en avoir délibéré, le Conseil Municipal approuve à l'unanimité le budget primitif 2012 pour la commune et autorise le Maire à signer tous les actes s'y rapportant.</text:p>
      <text:list xml:id="list38308662" text:style-name="L6">
        <text:list-header>
          <text:p text:style-name="P43"/>
          <text:p text:style-name="P44"><text:span text:style-name="T5">7) </text:span><text:span text:style-name="T6">Vote d budget primitif 2012 de l'Assainissement</text:span></text:p>
        </text:list-header>
      </text:list>
      <text:p text:style-name="P16">Le Conseil Municipal étudie le budget primitif 2012 du service assainissement équilibré :</text:p>
      <text:list xml:id="list38314371" text:continue-list="list38308452" text:style-name="L4">
        <text:list-item>
          <text:p text:style-name="P39">en dépenses et recettes de fonctionnement à 185 122,82€</text:p>
        </text:list-item>
      </text:list>
      <text:list xml:id="list38338666" text:style-name="L7">
        <text:list-item>
          <text:p text:style-name="P41">en dépenses et recettes d'investissement à 117 000,14€</text:p>
        </text:list-item>
      </text:list>
      <text:p text:style-name="P15">après avoir affecté le résultat de fonctionnement de 101 083,37€ en section de fonctionnement et de -15 704,53€ en section d'investissement.</text:p>
      <text:p text:style-name="P19">Après en avoir délibéré, le Conseil Municipal approuve à l'unanimité le budget primitif 2012 pour le service assainissement et autorise le Maire à signer tous les actes s'y rapportant.</text:p>
      <text:p text:style-name="P17"/>
      <text:p text:style-name="P18">8) Ouverture d'un poste de Rédacteur Territorial à temps complet</text:p>
      <text:p text:style-name="P19">Madame ULIVI explique au Conseil Municipal qu'Isabelle Derouet, Secrétaire de Mairie et actuellement sur le grade d'adjoint administratif de 2<text:span text:style-name="T7">nde</text:span> classe a été reçue au concours de Rédacteur Territorial 2011. </text:p>
      <text:p text:style-name="P19">Après en avoir délibéré, les membres du Conseil décident à l'unanimité la création d'un poste de Rédacteur Territorial à temps complet.</text:p>
      <text:p text:style-name="P7"/>
      <text:p text:style-name="P9">9) Désignation d'un délégué du Comité National d'Action Sociale pour le collège des élus</text:p>
      <text:p text:style-name="P5">La municipalité cotise au CNAS pour les agents de la commune. Ceux-ci sont représentés par un délégué du personnel (il s'agit d'Isabelle Derouet) et un délégué pour le collège des élus. Ce dernier n'a jamais été mis à jour: il s'agit de Mme Micheline HOFLACK alors qu'elle n'appartient plus au Conseil depuis juin 2009.Il convient donc de désigner un nouveau représentant pour ce collège des élus.</text:p>
      <text:p text:style-name="P5">Après délibération, le Conseil désigne Monsieur Louis GOHIER pour représenter le personnel auprès du CNAS.</text:p>
      <text:p text:style-name="P5"/>
      <text:p text:style-name="P20">10) Droit de préemption urbain</text:p>
      <text:p text:style-name="P13">Afin de procéder au vote concernant le droit de préemption urbain suite à l'adoption du PLU, il faut que la dernière mesure de publicité ai été effectuée. Cette publicité n'ayant pas encore eu lieu, il convient de reporter cette délibération au prochain conseil municipal.</text:p>
      <text:p text:style-name="P12"/>
      <text:p text:style-name="P20">12) Achat des parcelles B635 et B638</text:p>
      <text:p text:style-name="P22">Comme indiqué lors d'un précédent Conseil Municipal, Monsieur le Maire explique aux membres du Conseil que M. MIALDEA propose de vendre les deux parcelles ci-dessus référencées au prix de 25€ du m². Il serait intéressant pour la commune de disposer de ces parcelles jouxtant une parcelle lui appartenant dans le but de pouvoir y implanter plus tard un bâtiment public.</text:p>
      <text:p text:style-name="P24"><text:soft-page-break/></text:p>
      <text:p text:style-name="P24">13) Choix d'un maître d’œuvre pour l'extension de la station d'épuration</text:p>
      <text:p text:style-name="P24"/>
      <text:p text:style-name="P23">Monsieur le Maire donne lecture des propositions reçues en mairie par deux entreprises pour l'extension de la station d'épuration.</text:p>
      <text:p text:style-name="P23">Après étude de ces deux offres et après en avoir délibéré, le Conseil décide à l'unanimité de confier la maîtrise d’œuvre pour l'extension de la station d'épuration au cabinet VEILLAUX pour une montant de 3500€ TTC.</text:p>
      <text:p text:style-name="P23"/>
      <text:p text:style-name="P26"/>
      <text:p text:style-name="P6">La séance est levée à 20h30.</text:p>
      <text:p text:style-name="P6"/>
      <text:p text:style-name="P6"/>
      <text:p text:style-name="P3">Le Maire,</text:p>
      <text:p text:style-name="P13"><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06-12T18:19:14.01</dc:date>
    <dc:creator>Isabelle Derouet</dc:creator>
    <meta:editing-duration>PT106H59M34S</meta:editing-duration>
    <meta:editing-cycles>199</meta:editing-cycles>
    <meta:generator>OpenOffice.org/3.2$Win32 OpenOffice.org_project/320m18$Build-9502</meta:generator>
    <meta:printed-by>Isabelle Derouet</meta:printed-by>
    <meta:print-date>2011-03-25T15:26:11.64</meta:print-date>
    <meta:document-statistic meta:table-count="2" meta:image-count="0" meta:object-count="0" meta:page-count="4" meta:paragraph-count="121" meta:word-count="1432" meta:character-count="8817"/>
    <meta:user-defined meta:name="Info 1"/>
    <meta:user-defined meta:name="Info 2"/>
    <meta:user-defined meta:name="Info 3"/>
    <meta:user-defined meta:name="Info 4"/>
  </office:meta>
</office:document-meta>
</file>